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fo:language="en" fo:country="US"/>
    </style:style>
    <style:style style:name="P2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fo:language="en" fo:country="US" officeooo:rsid="00084dcc" officeooo:paragraph-rsid="00084dcc"/>
    </style:style>
    <style:style style:name="P3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 style:shadow="none"/>
      <style:text-properties officeooo:paragraph-rsid="00084dcc"/>
    </style:style>
    <style:style style:name="P4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officeooo:paragraph-rsid="00084dcc"/>
    </style:style>
    <style:style style:name="P5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officeooo:paragraph-rsid="00096659"/>
    </style:style>
    <style:style style:name="P6" style:family="paragraph" style:parent-style-name="Standard" style:list-style-name="L4">
      <loext:graphic-properties draw:fill="none"/>
      <style:paragraph-properties fo:line-height="150%" fo:text-align="justify" style:justify-single-word="false" fo:background-color="transparent" style:shadow="none"/>
      <style:text-properties officeooo:paragraph-rsid="00096659"/>
    </style:style>
    <style:style style:name="P7" style:family="paragraph" style:parent-style-name="Standard" style:list-style-name="L5">
      <loext:graphic-properties draw:fill="none"/>
      <style:paragraph-properties fo:line-height="150%" fo:text-align="justify" style:justify-single-word="false" fo:background-color="transparent" style:shadow="none"/>
      <style:text-properties officeooo:paragraph-rsid="000d0e7d"/>
    </style:style>
    <style:style style:name="P8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officeooo:paragraph-rsid="000fbd45"/>
    </style:style>
    <style:style style:name="P9" style:family="paragraph" style:parent-style-name="Standard" style:list-style-name="L7">
      <loext:graphic-properties draw:fill="none"/>
      <style:paragraph-properties fo:line-height="150%" fo:text-align="justify" style:justify-single-word="false" fo:background-color="transparent" style:shadow="none"/>
      <style:text-properties officeooo:paragraph-rsid="00096659"/>
    </style:style>
    <style:style style:name="P10" style:family="paragraph" style:parent-style-name="Standard" style:list-style-name="L7">
      <loext:graphic-properties draw:fill="none"/>
      <style:paragraph-properties fo:line-height="150%" fo:text-align="justify" style:justify-single-word="false" fo:background-color="transparent" style:shadow="none"/>
      <style:text-properties officeooo:paragraph-rsid="000fbd45"/>
    </style:style>
    <style:style style:name="P11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officeooo:rsid="00096659" officeooo:paragraph-rsid="00096659"/>
    </style:style>
    <style:style style:name="P12" style:family="paragraph" style:parent-style-name="Standard" style:master-page-name="">
      <loext:graphic-properties draw:fill="none"/>
      <style:paragraph-properties fo:line-height="150%" fo:text-align="center" style:justify-single-word="false" style:page-number="auto" fo:background-color="transparent" style:shadow="none"/>
      <style:text-properties style:font-name="arial" fo:language="en" fo:country="US"/>
    </style:style>
    <style:style style:name="T1" style:family="text">
      <style:text-properties style:font-name="arial" fo:language="en" fo:country="US"/>
    </style:style>
    <style:style style:name="T2" style:family="text">
      <style:text-properties style:font-name="arial" fo:language="en" fo:country="US" officeooo:rsid="00084dcc"/>
    </style:style>
    <style:style style:name="T3" style:family="text">
      <style:text-properties style:font-name="arial" fo:language="en" fo:country="US" fo:font-weight="bold" style:font-weight-asian="bold" style:font-weight-complex="bold"/>
    </style:style>
    <style:style style:name="T4" style:family="text">
      <style:text-properties style:font-name="arial" fo:language="en" fo:country="US" fo:font-weight="bold" officeooo:rsid="00096659" style:font-weight-asian="bold" style:font-weight-complex="bold"/>
    </style:style>
    <style:style style:name="T5" style:family="text">
      <style:text-properties style:font-name="arial" fo:language="en" fo:country="US" fo:font-weight="normal" style:font-weight-asian="normal" style:font-weight-complex="normal"/>
    </style:style>
    <style:style style:name="T6" style:family="text">
      <style:text-properties style:font-name="arial" fo:language="en" fo:country="US" fo:font-weight="normal" officeooo:rsid="00096659" style:font-weight-asian="normal" style:font-weight-complex="normal"/>
    </style:style>
    <style:style style:name="T7" style:family="text">
      <style:text-properties style:font-name="arial" fo:language="en" fo:country="US" fo:font-weight="normal" officeooo:rsid="000b3dfd" style:font-weight-asian="normal" style:font-weight-complex="normal"/>
    </style:style>
    <style:style style:name="T8" style:family="text">
      <style:text-properties style:font-name="arial" fo:language="en" fo:country="US" fo:font-weight="normal" officeooo:rsid="000d0e7d" style:font-weight-asian="normal" style:font-weight-complex="normal"/>
    </style:style>
    <style:style style:name="T9" style:family="text">
      <style:text-properties style:font-name="arial" fo:language="en" fo:country="US" fo:font-weight="normal" officeooo:rsid="000d1989" style:font-weight-asian="normal" style:font-weight-complex="normal"/>
    </style:style>
    <style:style style:name="T10" style:family="text">
      <style:text-properties style:font-name="arial" fo:language="en" fo:country="US" fo:font-weight="normal" officeooo:rsid="000e2ec2" style:font-weight-asian="normal" style:font-weight-complex="normal"/>
    </style:style>
    <style:style style:name="T11" style:family="text">
      <style:text-properties style:font-name="arial" fo:language="en" fo:country="US" fo:font-weight="normal" officeooo:rsid="000fbd45" style:font-weight-asian="normal" style:font-weight-complex="normal"/>
    </style:style>
    <style:style style:name="T12" style:family="text">
      <style:text-properties officeooo:rsid="000e2e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12cm" fo:text-indent="-0.635cm" fo:margin-left="1.9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7cm" fo:text-indent="-0.635cm" fo:margin-left="2.54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82cm" fo:text-indent="-0.635cm" fo:margin-left="3.18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7cm" fo:text-indent="-0.635cm" fo:margin-left="3.8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52cm" fo:text-indent="-0.635cm" fo:margin-left="4.45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7cm" fo:text-indent="-0.635cm" fo:margin-left="5.08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22cm" fo:text-indent="-0.635cm" fo:margin-left="5.72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7cm" fo:text-indent="-0.635cm" fo:margin-left="6.35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92cm" fo:text-indent="-0.635cm" fo:margin-left="6.99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7cm" fo:text-indent="-0.635cm" fo:margin-left="7.62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17cm" fo:text-indent="-0.635cm" fo:margin-left="1.9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2cm" fo:text-indent="-0.635cm" fo:margin-left="2.5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87cm" fo:text-indent="-0.635cm" fo:margin-left="3.1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2cm" fo:text-indent="-0.635cm" fo:margin-left="3.8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57cm" fo:text-indent="-0.635cm" fo:margin-left="4.4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2cm" fo:text-indent="-0.635cm" fo:margin-left="5.0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27cm" fo:text-indent="-0.635cm" fo:margin-left="5.7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2cm" fo:text-indent="-0.635cm" fo:margin-left="6.3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97cm" fo:text-indent="-0.635cm" fo:margin-left="6.9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2cm" fo:text-indent="-0.635cm" fo:margin-left="7.63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gramming Essentials in Python: Module 2</text:p>
      <text:p text:style-name="P1"/>
      <text:p text:style-name="P2">Module coverage: </text:p>
      <text:list xml:id="list505919196" text:style-name="L2">
        <text:list-item>
          <text:p text:style-name="P3"><text:span text:style-name="T2">Data types;</text:span></text:p>
        </text:list-item>
        <text:list-item>
          <text:p text:style-name="P3"><text:span text:style-name="T2">Variables;</text:span></text:p>
        </text:list-item>
        <text:list-item>
          <text:p text:style-name="P3"><text:span text:style-name="T2">Basic input-output operations;</text:span></text:p>
        </text:list-item>
        <text:list-item>
          <text:p text:style-name="P3"><text:span text:style-name="T2">Basic operators. </text:span></text:p>
        </text:list-item>
      </text:list>
      <text:p text:style-name="P4"><text:span text:style-name="T2"/></text:p>
      <text:p text:style-name="P11"><text:span text:style-name="T2">T</text:span><text:span text:style-name="T1">he print() function</text:span></text:p>
      <text:p text:style-name="P11"><text:span text:style-name="T1"/></text:p>
      <text:p text:style-name="P11"><text:span text:style-name="T1"><text:tab/>The word </text:span><text:span text:style-name="T3">print</text:span><text:span text:style-name="T5"> is a function name. That doesn't mean that wherever the word appears it is always a function name. The meaning of the word comes from the context in which the word has been used.</text:span></text:p>
      <text:p text:style-name="P11"><text:span text:style-name="T5"><text:tab/>A function is a separate part of the computer code able to:</text:span></text:p>
      <text:list xml:id="list598014986" text:style-name="L4">
        <text:list-item>
          <text:p text:style-name="P6"><text:span text:style-name="T7">C</text:span><text:span text:style-name="T6">ause some effect (e.g., send text to the terminal, create a file, draw an image, play a sound, etc.);</text:span></text:p>
        </text:list-item>
        <text:list-item>
          <text:p text:style-name="P6"><text:span text:style-name="T7">E</text:span><text:span text:style-name="T6">valuate a value or some values (e.g., the square root of a value or the length of a given text);</text:span></text:p>
        </text:list-item>
      </text:list>
      <text:p text:style-name="P5"><text:span text:style-name="T6">Where do the functions come from?</text:span></text:p>
      <text:list xml:id="list2521271270" text:style-name="L5">
        <text:list-item>
          <text:p text:style-name="P7"><text:span text:style-name="T6">They may come from Python itself; </text:span></text:p>
        </text:list-item>
        <text:list-item>
          <text:p text:style-name="P7"><text:span text:style-name="T8">T</text:span><text:span text:style-name="T6">hey may come from one or more of Python's add-ons named modules;</text:span></text:p>
        </text:list-item>
        <text:list-item>
          <text:p text:style-name="P7"><text:span text:style-name="T8">Y</text:span><text:span text:style-name="T6">ou can write them yourself, placing as many functions as you want and need inside your program to make it simpler, clearer and more elegant.</text:span></text:p>
        </text:list-item>
      </text:list>
      <text:p text:style-name="P5"><text:span text:style-name="T6"><text:tab/>The name of the function should be significant (the name of the print function is self-evident).</text:span></text:p>
      <text:p text:style-name="P5"><text:span text:style-name="T6"><text:tab/>As we said before, a function may have an effect </text:span><text:span text:style-name="T9">and </text:span><text:span text:style-name="T6">a result. There's also a third, very important, function component</text:span><text:span text:style-name="T9"> – </text:span><text:span text:style-name="T6">the argument(s).</text:span></text:p>
      <text:p text:style-name="P5"><text:span text:style-name="T6"><text:tab/>Python functions are versatile. Depending on the individual needs, they may accept any number of arguments</text:span><text:span text:style-name="T9"> – </text:span><text:span text:style-name="T6">as many as necessary to perform their tasks. In spite of the number of needed/provided arguments, Python functions strongly demand the presence of a pair of parentheses</text:span><text:span text:style-name="T9"> – </text:span><text:span text:style-name="T6">opening and closing ones, respectively.</text:span></text:p>
      <text:p text:style-name="P5"><text:soft-page-break/><text:span text:style-name="T6"><text:tab/>If you want to deliver one or more arguments to a function, you place them inside the parentheses. If you're going to use a function which doesn't take any argument, you still have to have the parentheses.</text:span></text:p>
      <text:p text:style-name="P5"><text:span text:style-name="T6"><text:tab/>Does the print() function in our example have any arguments? Of course it does, but what are they? The only argument delivered to the print() function is a string: print("Hello, World!")</text:span></text:p>
      <text:p text:style-name="P5"><text:span text:style-name="T6"><text:tab/>As you can see, the string is delimited with quotes</text:span><text:span text:style-name="T10"> – </text:span><text:span text:style-name="T6">in fact, the quotes make the string</text:span><text:span text:style-name="T10"> – </text:span><text:span text:style-name="T6">they cut out a part of the code and assign a different meaning to it.</text:span></text:p>
      <text:p text:style-name="P5"><text:span text:style-name="T6"><text:tab/>Almost anything you put inside the quotes will be taken literally, not as code, but as data. </text:span></text:p>
      <text:p text:style-name="P5"><text:span text:style-name="T6"><text:tab/></text:span><text:span text:style-name="T10">Until now, w</text:span><text:span text:style-name="T6">e've talked about </text:span><text:span text:style-name="T10">functions</text:span><text:span text:style-name="T6"> in terms of syntax, but now </text:span><text:span text:style-name="T10">we are </text:span><text:span text:style-name="T6">discuss them in terms of semantics.</text:span></text:p>
      <text:p text:style-name="P5"><text:span text:style-name="T6"><text:tab/>The function name (print in this case) along with the parentheses and argument(s), forms the </text:span><text:span text:style-name="T4">function invocation</text:span><text:span text:style-name="T6">.</text:span></text:p>
      <text:p text:style-name="P8"><text:span text:style-name="T6"><text:tab/>What happens when Python encounters an invocation like: function_name(argument)</text:span></text:p>
      <text:p text:style-name="P8"><text:span text:style-name="T6"><text:tab/>Let's see:</text:span></text:p>
      <text:list xml:id="list2453195085" text:style-name="L7">
        <text:list-item>
          <text:p text:style-name="P9"><text:span text:style-name="T6">First, Python checks if the name specified is legal (it browses its internal data in order to find an existing function of the name; if this search fails, Python aborts the code);</text:span></text:p>
        </text:list-item>
        <text:list-item>
          <text:p text:style-name="P10"><text:span text:style-name="T11">S</text:span><text:span text:style-name="T6">econd, Python checks if the function's requirements for the number of arguments allows you to invoke the function in this way (e.g., if a specific function demands exactly two arguments, any invocation delivering only one argument will be considered erroneous, and will abort the code's execution);</text:span></text:p>
        </text:list-item>
        <text:list-item>
          <text:p text:style-name="P10"><text:span text:style-name="T11">T</text:span><text:span text:style-name="T6">hird, Python leaves your code for a moment and jumps into the function you want to invoke; of course, it takes your argument(s) too and passes it/them to the function;</text:span></text:p>
        </text:list-item>
        <text:list-item>
          <text:p text:style-name="P10"><text:span text:style-name="T11">F</text:span><text:span text:style-name="T6">ourth, the function executes its code, causes the desired effect (if any), evaluates the desired result(s) (if any) and finishes its task;</text:span></text:p>
        </text:list-item>
        <text:list-item>
          <text:p text:style-name="P10"><text:span text:style-name="T11">F</text:span><text:span text:style-name="T6">inally, Python returns to your code (to the place just after the invocation) and resumes its execution.</text:span></text:p>
        </text:list-item>
      </text:list>
      <text:p text:style-name="P8"><text:span text:style-name="T6"/></text:p>
      <text:p text:style-name="P8"><text:span text:style-name="T6"/></text:p>
      <text:p text:style-name="P5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0T16:02:01.022000000</meta:creation-date>
    <dc:title>Modelo LibreOffice ABNT - Arial</dc:title>
    <meta:editing-duration>PT1H1M16S</meta:editing-duration>
    <meta:editing-cycles>7</meta:editing-cycles>
    <meta:generator>LibreOffice/6.4.5.1$Windows_X86_64 LibreOffice_project/be964ce243d03404cfeed53d0487f5d6bd49c627</meta:generator>
    <dc:date>2020-06-20T17:55:29.355000000</dc:date>
    <meta:document-statistic meta:table-count="0" meta:image-count="0" meta:object-count="0" meta:page-count="2" meta:paragraph-count="31" meta:word-count="569" meta:character-count="3297" meta:non-whitespace-character-count="2751"/>
    <meta:template xlink:type="simple" xlink:actuate="onRequest" xlink:title="Modelo LibreOffice ABNT - Arial" xlink:href="file:///C:/Users/Deive/AppData/Roaming/LibreOffice/4/user/template/Modelo%20LibreOffice%20ABNT%20-%20Arial.ott" meta:date="2020-06-20T16:01:59.143000000"/>
  </office:meta>
</office:document-meta>
</file>